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1" svg:font-family="'Arial Unicode MS'" style:font-family-generic="swiss"/>
    <style:font-face style:name="Khmer OS" svg:font-family="'Khmer O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style:font-name="Khmer OS" officeooo:rsid="0006f74b" officeooo:paragraph-rsid="0006f74b"/>
    </style:style>
    <style:style style:name="P2" style:family="paragraph" style:parent-style-name="Standard">
      <style:text-properties style:font-name="Khmer OS" officeooo:rsid="0006f74b" officeooo:paragraph-rsid="001bb433"/>
    </style:style>
    <style:style style:name="P3" style:family="paragraph" style:parent-style-name="Standard">
      <style:text-properties fo:color="#ffffff" loext:opacity="100%" style:font-name="Khmer OS" officeooo:rsid="0006f74b" officeooo:paragraph-rsid="0006f74b" fo:background-color="#3faf46"/>
    </style:style>
    <style:style style:name="P4" style:family="paragraph" style:parent-style-name="Standard">
      <style:text-properties fo:color="#ffffff" loext:opacity="100%" style:font-name="Khmer OS" officeooo:rsid="0006f74b" officeooo:paragraph-rsid="0022fa9b" fo:background-color="#3faf46"/>
    </style:style>
    <style:style style:name="P5" style:family="paragraph" style:parent-style-name="Standard">
      <style:text-properties fo:color="#ffffff" loext:opacity="100%" style:font-name="Khmer OS" officeooo:rsid="0006f74b" officeooo:paragraph-rsid="002579a5" fo:background-color="#3faf46"/>
    </style:style>
    <style:style style:name="P6" style:family="paragraph" style:parent-style-name="Standard">
      <style:text-properties fo:color="#ffffff" loext:opacity="100%" style:font-name="Khmer OS" officeooo:rsid="0006f74b" officeooo:paragraph-rsid="0028e041" fo:background-color="#3faf46"/>
    </style:style>
    <style:style style:name="P7" style:family="paragraph" style:parent-style-name="Standard">
      <style:text-properties fo:color="#ff4000" loext:opacity="100%" style:font-name="Khmer OS" officeooo:rsid="0029c74d" officeooo:paragraph-rsid="0029c74d" fo:background-color="#3faf46"/>
    </style:style>
    <style:style style:name="P8" style:family="paragraph" style:parent-style-name="Standard">
      <style:text-properties fo:color="#000000" loext:opacity="100%" style:font-name="Khmer OS" officeooo:rsid="0022fa9b" officeooo:paragraph-rsid="002579a5" fo:background-color="transparent"/>
    </style:style>
    <style:style style:name="P9" style:family="paragraph" style:parent-style-name="Standard">
      <style:text-properties fo:color="#000000" loext:opacity="100%" style:font-name="Khmer OS" officeooo:rsid="0022fa9b" officeooo:paragraph-rsid="002d6d6c" fo:background-color="transparent"/>
    </style:style>
    <style:style style:name="P10" style:family="paragraph" style:parent-style-name="Standard">
      <style:text-properties fo:color="#ff4000" loext:opacity="100%" style:font-name="Khmer OS" officeooo:rsid="0006f74b" officeooo:paragraph-rsid="002d6d6c" fo:background-color="transparent"/>
    </style:style>
    <style:style style:name="P11" style:family="paragraph" style:parent-style-name="Standard">
      <style:text-properties fo:color="#ff4000" loext:opacity="100%" style:font-name="Khmer OS" officeooo:rsid="0029c74d" officeooo:paragraph-rsid="0029c74d" fo:background-color="#3faf46"/>
    </style:style>
    <style:style style:name="P12" style:family="paragraph" style:parent-style-name="Standard">
      <style:text-properties fo:color="#ffffff" loext:opacity="100%" style:font-name="Khmer OS" officeooo:rsid="0006f74b" officeooo:paragraph-rsid="002d6d6c" fo:background-color="#3faf46"/>
    </style:style>
    <style:style style:name="T1" style:family="text">
      <style:text-properties officeooo:rsid="0008db70"/>
    </style:style>
    <style:style style:name="T2" style:family="text">
      <style:text-properties fo:font-weight="bold" officeooo:rsid="000e035f" style:font-weight-asian="bold" style:font-weight-complex="bold"/>
    </style:style>
    <style:style style:name="T3" style:family="text">
      <style:text-properties officeooo:rsid="000be1c0"/>
    </style:style>
    <style:style style:name="T4" style:family="text">
      <style:text-properties officeooo:rsid="000c8d9e"/>
    </style:style>
    <style:style style:name="T5" style:family="text">
      <style:text-properties officeooo:rsid="000e035f"/>
    </style:style>
    <style:style style:name="T6" style:family="text">
      <style:text-properties officeooo:rsid="00107dbc"/>
    </style:style>
    <style:style style:name="T7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8" style:family="text">
      <style:text-properties style:text-underline-style="solid" style:text-underline-width="auto" style:text-underline-color="font-color" fo:font-weight="bold" officeooo:rsid="000ab26d" style:font-weight-asian="bold" style:font-weight-complex="bold"/>
    </style:style>
    <style:style style:name="T9" style:family="text">
      <style:text-properties style:text-underline-style="solid" style:text-underline-width="auto" style:text-underline-color="font-color" fo:font-weight="bold" officeooo:rsid="000be1c0" style:font-weight-asian="bold" style:font-weight-complex="bold"/>
    </style:style>
    <style:style style:name="T10" style:family="text">
      <style:text-properties style:text-underline-style="solid" style:text-underline-width="auto" style:text-underline-color="font-color" fo:font-weight="bold" officeooo:rsid="00107dbc" style:font-weight-asian="bold" style:font-weight-complex="bold"/>
    </style:style>
    <style:style style:name="T11" style:family="text">
      <style:text-properties style:text-underline-style="solid" style:text-underline-width="auto" style:text-underline-color="font-color" fo:font-weight="bold" officeooo:rsid="001bb433" style:font-weight-asian="bold" style:font-weight-complex="bold"/>
    </style:style>
    <style:style style:name="T12" style:family="text">
      <style:text-properties officeooo:rsid="001bb433"/>
    </style:style>
    <style:style style:name="T13" style:family="text">
      <style:text-properties officeooo:rsid="001c1aee"/>
    </style:style>
    <style:style style:name="T14" style:family="text">
      <style:text-properties officeooo:rsid="00210c73"/>
    </style:style>
    <style:style style:name="T15" style:family="text">
      <style:text-properties officeooo:rsid="0021644f"/>
    </style:style>
    <style:style style:name="T16" style:family="text">
      <style:text-properties officeooo:rsid="00218bf8"/>
    </style:style>
    <style:style style:name="T17" style:family="text">
      <style:text-properties officeooo:rsid="002204d0"/>
    </style:style>
    <style:style style:name="T18" style:family="text">
      <style:text-properties fo:color="#000000" loext:opacity="100%" officeooo:rsid="0022fa9b" fo:background-color="transparent" loext:char-shading-value="0"/>
    </style:style>
    <style:style style:name="T19" style:family="text">
      <style:text-properties fo:color="#000000" loext:opacity="100%" officeooo:rsid="0023bc72" fo:background-color="transparent" loext:char-shading-value="0"/>
    </style:style>
    <style:style style:name="T20" style:family="text">
      <style:text-properties fo:color="#000000" loext:opacity="100%" officeooo:rsid="0026f00b" fo:background-color="transparent" loext:char-shading-value="0"/>
    </style:style>
    <style:style style:name="T21" style:family="text">
      <style:text-properties fo:color="#000000" loext:opacity="100%" officeooo:rsid="00276e23" fo:background-color="transparent" loext:char-shading-value="0"/>
    </style:style>
    <style:style style:name="T22" style:family="text">
      <style:text-properties fo:color="#000000" loext:opacity="100%" fo:font-weight="bold" officeooo:rsid="0026f00b" fo:background-color="transparent" loext:char-shading-value="0" style:font-weight-asian="bold" style:font-weight-complex="bold"/>
    </style:style>
    <style:style style:name="T23" style:family="text">
      <style:text-properties fo:color="#000000" loext:opacity="100%" style:text-underline-style="solid" style:text-underline-width="auto" style:text-underline-color="font-color" fo:font-weight="bold" officeooo:rsid="00210c73" fo:background-color="transparent" loext:char-shading-value="0" style:font-weight-asian="bold" style:font-weight-complex="bold"/>
    </style:style>
    <style:style style:name="T24" style:family="text">
      <style:text-properties fo:color="#000000" loext:opacity="100%" style:text-underline-style="solid" style:text-underline-width="auto" style:text-underline-color="font-color" fo:font-weight="bold" officeooo:rsid="0022fa9b" fo:background-color="transparent" loext:char-shading-value="0" style:font-weight-asian="bold" style:font-weight-complex="bold"/>
    </style:style>
    <style:style style:name="T25" style:family="text">
      <style:text-properties fo:color="#000000" loext:opacity="100%" style:text-underline-style="solid" style:text-underline-width="auto" style:text-underline-color="font-color" fo:font-weight="bold" officeooo:rsid="0028e041" fo:background-color="transparent" loext:char-shading-value="0" style:font-weight-asian="bold" style:font-weight-complex="bold"/>
    </style:style>
    <style:style style:name="T26" style:family="text">
      <style:text-properties fo:background-color="transparent" loext:char-shading-value="0"/>
    </style:style>
    <style:style style:name="T27" style:family="text">
      <style:text-properties officeooo:rsid="001bb433" fo:background-color="transparent" loext:char-shading-value="0"/>
    </style:style>
    <style:style style:name="T28" style:family="text">
      <style:text-properties officeooo:rsid="00276e23" fo:background-color="transparent" loext:char-shading-value="0"/>
    </style:style>
    <style:style style:name="T29" style:family="text">
      <style:text-properties officeooo:rsid="002d6d6c"/>
    </style:style>
    <style:style style:name="T30" style:family="text">
      <style:text-properties officeooo:rsid="002d6db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22/Oct/21</text:p>
      <text:p text:style-name="P1"/>
      <text:p text:style-name="P1">Java is java core<text:line-break/><text:span text:style-name="T8">+ </text:span><text:span text:style-name="T7">Features:</text:span><text:line-break/><text:tab/>1. Desktop, web, mobile, game development, server side, data distribution</text:p>
      <text:p text:style-name="P1"><text:tab/>- java is simple for coding <text:span text:style-name="T1">and easy to learn</text:span>.<text:line-break/><text:line-break/><text:span text:style-name="T9">+ Processing of java:</text:span><text:span text:style-name="T3"><text:line-break/><text:tab/>- Java program comp</text:span><text:span text:style-name="T4">il</text:span><text:span text:style-name="T3">e to → bytecode → to OS ( Linux , Window, Mac )</text:span></text:p>
      <text:p text:style-name="P1"><text:tab/>- <text:span text:style-name="T2">Simultaneously</text:span><text:span text:style-name="T5"> is can call multiple function in one time<text:line-break/><text:line-break/></text:span><text:span text:style-name="T10">+ OOP:</text:span><text:span text:style-name="T6"><text:line-break/><text:tab/>- everything of java is object ( data, behavior ),</text:span></text:p>
      <text:p text:style-name="P2"><text:tab/>- <text:span text:style-name="T6">Model of java= object, class, inheritance, polymorphism, abstraction, encapsulation<text:line-break/><text:line-break/></text:span><text:span text:style-name="T11">+ Component:</text:span><text:span text:style-name="T12"><text:line-break/><text:tab/>- Java Development Kit (JDK)</text:span></text:p>
      <text:p text:style-name="P2"><text:tab/><text:tab/>- <text:span text:style-name="T12">Java Runtime Environment (JRE): </text:span><text:span text:style-name="T13">make java run cross platform</text:span><text:span text:style-name="T12"><text:line-break/><text:tab/><text:tab/><text:tab/>- Java Virtual Machine ( JVM )<text:line-break/><text:tab/><text:tab/><text:tab/>- Class Libraries<text:line-break/><text:tab/><text:tab/><text:tab/>- Other Libraries<text:line-break/></text:span><text:span text:style-name="T14">+ LTS : long term support<text:line-break/>+ </text:span><text:span text:style-name="T15">SE: Standar</text:span><text:span text:style-name="T16">d</text:span><text:span text:style-name="T15"> Edition</text:span></text:p>
      <text:p text:style-name="P2"/>
      <text:p text:style-name="P5"><text:span text:style-name="T17">31</text:span>/Oct/21<text:line-break/><text:span text:style-name="T18">In programming language has two datatype: primitive and non primitive datatype.</text:span><text:span text:style-name="T27"><text:line-break/></text:span><text:soft-page-break/><text:span text:style-name="T23">+ </text:span><text:span text:style-name="T24">Primitive Datatype or (predefine datatype)</text:span><text:span text:style-name="T18">:<text:line-break/></text:span></text:p>
      <text:p text:style-name="P8"><text:tab/>are datatype store only single value.</text:p>
      <text:p text:style-name="P4"><text:span text:style-name="T18"><text:tab/></text:span><text:span text:style-name="T19">=&gt; have 8: byte, int, char, long, float, double, boolean, char.<text:line-break/><text:tab/></text:span><text:span text:style-name="T22">Noted</text:span><text:span text:style-name="T20">: we use </text:span><text:span text:style-name="T22">Bigdecimal</text:span><text:span text:style-name="T20"> </text:span><text:span text:style-name="T21">for calculator currency.<text:line-break/><text:line-break/><text:tab/>Syntext:<text:line-break/><text:tab/><text:tab/>import java.math.Bigdecimal;<text:line-break/><text:tab/><text:tab/>BigDecimal currecny = new BigDecimal(“0.2”);</text:span></text:p>
      <text:p text:style-name="P7"><text:span text:style-name="T28">N</text:span><text:span text:style-name="T26">ote: with precise value can’t use with float or double datatype:</text:span></text:p>
      <text:p text:style-name="P7"><text:span text:style-name="T26"/></text:p>
      <text:p text:style-name="P12"><text:span text:style-name="T29">04</text:span>/<text:span text:style-name="T29">Nov</text:span>/21</text:p>
      <text:p text:style-name="P10"/>
      <text:p text:style-name="P6"><text:span text:style-name="T23">+ </text:span><text:span text:style-name="T25">Non </text:span><text:span text:style-name="T24">Primitive Datatype or (</text:span><text:span text:style-name="T25">object</text:span><text:span text:style-name="T24"> datatype)</text:span><text:span text:style-name="T18">:<text:line-break/></text:span></text:p>
      <text:p text:style-name="P9"><text:tab/>are datatype store only single value.</text:p>
      <text:p text:style-name="P9"><text:tab/></text:p>
      <text:p text:style-name="P9"><text:tab/><text:span text:style-name="T29">blueprint: សង់ឬគម្រោង<text:line-break/><text:line-break/><text:tab/></text:span><text:lin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1" svg:font-family="'Arial Unicode MS'" style:font-family-generic="swiss"/>
    <style:font-face style:name="Khmer OS" svg:font-family="'Khmer O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10-22T09:36:05.893233155</meta:creation-date>
    <dc:date>2021-11-04T10:44:02.554116044</dc:date>
    <meta:editing-duration>PT1H58M7S</meta:editing-duration>
    <meta:editing-cycles>36</meta:editing-cycles>
    <meta:generator>LibreOffice/7.1.4.2$MacOSX_X86_64 LibreOffice_project/a529a4fab45b75fefc5b6226684193eb000654f6</meta:generator>
    <meta:document-statistic meta:table-count="0" meta:image-count="0" meta:object-count="0" meta:page-count="2" meta:paragraph-count="15" meta:word-count="196" meta:character-count="1252" meta:non-whitespace-character-count="1031"/>
  </office:meta>
</office:document-meta>
</file>